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2.20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1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5.6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4.36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4.0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9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4.12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7.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9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7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7.5cm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4.91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2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36.75cm" fo:min-width="29.5cm"/>
    </style:style>
    <style:style style:name="gr23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74.75cm" fo:min-width="19.5cm"/>
    </style:style>
    <style:style style:name="gr24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29.75cm" fo:min-width="29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/>
    </style:style>
    <style:style style:name="P3" style:family="paragraph">
      <loext:graphic-properties draw:fill-color="#ffffff"/>
      <style:paragraph-properties fo:text-align="center"/>
      <style:text-properties style:use-window-font-color="true" fo:font-size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6pt"/>
    </style:style>
    <style:style style:name="T2" style:family="text">
      <style:text-properties style:use-window-font-color="true" fo:font-size="16pt"/>
    </style:style>
    <style:style style:name="T3" style:family="text">
      <style:text-properties style:use-window-font-color="tru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6" draw:id="id16" draw:layer="layout" svg:width="3cm" svg:height="1cm" svg:x="12.5cm" svg:y="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7" draw:id="id17" draw:layer="layout" svg:width="12cm" svg:height="1cm" svg:x="8cm" svg:y="5cm">
          <text:p text:style-name="P1"><text:span text:style-name="T1">Инициализация, настройка радиомодул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8" draw:id="id18" draw:layer="layout" svg:width="8cm" svg:height="1cm" svg:x="10cm" svg:y="7cm">
          <text:p text:style-name="P1"><text:span text:style-name="T1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1" draw:id="id1" draw:layer="layout" svg:width="8cm" svg:height="2cm" svg:x="10cm" svg:y="11cm">
          <text:p text:style-name="P1"><text:span text:style-name="T1"><text:s text:c="2"/></text:span><text:span text:style-name="T1">Отправка данных </text:span></text:p>
          <text:p text:style-name="P1"><text:span text:style-name="T1">в эфир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9" draw:id="id19" draw:layer="layout" svg:width="12cm" svg:height="1cm" svg:x="8cm" svg:y="9cm">
          <text:p text:style-name="P1"><text:span text:style-name="T1">Запись команды сброса в буфе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4" draw:id="id14" draw:layer="layout" svg:width="8cm" svg:height="6cm" svg:x="16cm" svg:y="19cm">
          <text:p text:style-name="P1"><text:span text:style-name="T1">Кнопка </text:span></text:p>
          <text:p text:style-name="P1"><text:span text:style-name="T1">сброса нажата </text:span></text:p>
          <text:p text:style-name="P1"><text:span text:style-name="T1">или </text:span></text:p>
          <text:p text:style-name="P1"><text:span text:style-name="T1">из порта пришла </text:span></text:p>
          <text:p text:style-name="P1"><text:span text:style-name="T1">команда </text:span></text:p>
          <text:p text:style-name="P1"><text:span text:style-name="T1">сброс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2" draw:id="id2" draw:layer="layout" svg:width="8cm" svg:height="6cm" svg:x="10cm" svg:y="14cm">
          <text:p text:style-name="P1"><text:span text:style-name="T1">Указатель </text:span></text:p>
          <text:p text:style-name="P1"><text:span text:style-name="T1">массива </text:span></text:p>
          <text:p text:style-name="P1"><text:span text:style-name="T1">команд больше 0 </text:span></text:p>
          <text:p text:style-name="P1"><text:span text:style-name="T1">и меньше числа </text:span></text:p>
          <text:p text:style-name="P1"><text:span text:style-name="T1">кнопок?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xml:id="id15" draw:id="id15" draw:layer="layout" svg:width="6cm" svg:height="2cm" svg:x="5cm" svg:y="19cm">
          <text:p text:style-name="P1"><text:span text:style-name="T1">Запись команды </text:span></text:p>
          <text:p text:style-name="P1"><text:span text:style-name="T1">в массив коман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6" draw:id="id6" draw:layer="layout" svg:width="6cm" svg:height="1cm" svg:x="11cm" svg:y="24cm">
          <text:p text:style-name="P1"><text:span text:style-name="T1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2" xml:id="id7" draw:id="id7" draw:layer="layout" svg:width="10cm" svg:height="1cm" svg:x="9cm" svg:y="26cm">
          <text:p text:style-name="P1"><text:span text:style-name="T1">Запись команды сброса в буфе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8" draw:id="id8" draw:layer="layout" svg:width="7.6cm" svg:height="1.5cm" svg:x="10.2cm" svg:y="28.3cm">
          <text:p text:style-name="P1"><text:span text:style-name="T1"><text:s text:c="2"/></text:span><text:span text:style-name="T1">Отправка данных </text:span></text:p>
          <text:p text:style-name="P1"><text:span text:style-name="T1">в эфир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xml:id="id5" draw:id="id5" draw:layer="layout" svg:width="7.6cm" svg:height="1.6cm" svg:x="10.2cm" svg:y="30.5cm">
          <text:p text:style-name="P1"><text:span text:style-name="T1">Сброс значения указателя </text:span></text:p>
          <text:p text:style-name="P1"><text:span text:style-name="T1">массива команд в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9" draw:id="id9" draw:layer="layout" svg:width="6cm" svg:height="1cm" svg:x="23cm" svg:y="24cm">
          <text:p text:style-name="P1"><text:span text:style-name="T2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3" xml:id="id10" draw:id="id10" draw:layer="layout" svg:width="10cm" svg:height="2cm" svg:x="21cm" svg:y="26cm">
          <text:p text:style-name="P1"><text:span text:style-name="T2">Запись адреса, команды, данных </text:span></text:p>
          <text:p text:style-name="P1"><text:span text:style-name="T2">очередной кнопки в буфе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2" draw:id="id12" draw:layer="layout" svg:width="8cm" svg:height="2cm" svg:x="22cm" svg:y="31cm">
          <text:p text:style-name="P1"><text:span text:style-name="T2"><text:s text:c="2"/></text:span><text:span text:style-name="T2">Отправка данных </text:span></text:p>
          <text:p text:style-name="P1"><text:span text:style-name="T2">в эфир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3" xml:id="id3" draw:id="id3" draw:layer="layout" svg:width="8cm" svg:height="2cm" svg:x="22cm" svg:y="36cm">
          <text:p text:style-name="P1"><text:span text:style-name="T2">Инкремент счетчика кнопок </text:span></text:p>
          <text:p text:style-name="P1"><text:span text:style-name="T3">(обнуление при переполнении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3" xml:id="id11" draw:id="id11" draw:layer="layout" svg:width="8cm" svg:height="1cm" svg:x="22cm" svg:y="29cm">
          <text:p text:style-name="P1"><text:span text:style-name="T2">Очистка команд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3" xml:id="id13" draw:id="id13" draw:layer="layout" svg:width="8cm" svg:height="1cm" svg:x="22cm" svg:y="34cm">
          <text:p text:style-name="P1"><text:span text:style-name="T2">Задержк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" xml:id="id4" draw:id="id4" draw:layer="layout" svg:x1="14cm" svg:y1="13cm" svg:x2="14cm" svg:y2="14cm" draw:start-shape="id1" draw:start-glue-point="8" draw:end-shape="id2" draw:end-glue-point="4" svg:d="M14000 13000v1000" svg:viewBox="0 0 1 1001">
          <text:p/>
        </draw:connector>
        <draw:connector draw:style-name="gr15" draw:text-style-name="P4" draw:layer="layout" draw:line-skew="1.498cm" svg:x1="30cm" svg:y1="37cm" svg:x2="14cm" svg:y2="13.5cm" draw:start-shape="id3" draw:start-glue-point="7" draw:end-shape="id4" draw:end-glue-point="0" svg:d="M30000 37000h2000v-23500h-18000" svg:viewBox="0 0 18001 23501">
          <text:p/>
        </draw:connector>
        <draw:connector draw:style-name="gr15" draw:text-style-name="P4" draw:layer="layout" draw:line-skew="-5.699cm" svg:x1="10.2cm" svg:y1="31.3cm" svg:x2="14cm" svg:y2="13.5cm" draw:start-shape="id5" draw:start-glue-point="5" draw:end-shape="id4" draw:end-glue-point="0" svg:d="M10200 31300h-6200v-17800h10000" svg:viewBox="0 0 10001 17801">
          <text:p/>
        </draw:connector>
        <draw:connector draw:style-name="gr14" draw:text-style-name="P1" draw:layer="layout" svg:x1="14cm" svg:y1="25cm" svg:x2="14cm" svg:y2="26cm" draw:start-shape="id6" draw:start-glue-point="2" draw:end-shape="id7" draw:end-glue-point="4" svg:d="M14000 25000v1000" svg:viewBox="0 0 1 1001">
          <text:p/>
        </draw:connector>
        <draw:connector draw:style-name="gr14" draw:text-style-name="P1" draw:layer="layout" svg:x1="14cm" svg:y1="27cm" svg:x2="14cm" svg:y2="28.3cm" draw:start-shape="id7" draw:start-glue-point="6" draw:end-shape="id8" draw:end-glue-point="5" svg:d="M14000 27000v1300" svg:viewBox="0 0 1 1301">
          <text:p/>
        </draw:connector>
        <draw:connector draw:style-name="gr14" draw:text-style-name="P1" draw:layer="layout" svg:x1="14cm" svg:y1="29.8cm" svg:x2="14cm" svg:y2="30.5cm" draw:start-shape="id8" draw:start-glue-point="8" draw:end-shape="id5" draw:end-glue-point="4" svg:d="M14000 29800v700" svg:viewBox="0 0 1 701">
          <text:p/>
        </draw:connector>
        <draw:connector draw:style-name="gr14" draw:text-style-name="P1" draw:layer="layout" svg:x1="26cm" svg:y1="25cm" svg:x2="26cm" svg:y2="26cm" draw:start-shape="id9" draw:start-glue-point="2" draw:end-shape="id10" draw:end-glue-point="4" svg:d="M26000 25000v1000" svg:viewBox="0 0 1 1001">
          <text:p/>
        </draw:connector>
        <draw:connector draw:style-name="gr14" draw:text-style-name="P1" draw:layer="layout" svg:x1="26cm" svg:y1="28cm" svg:x2="26cm" svg:y2="29cm" draw:start-shape="id10" draw:start-glue-point="6" draw:end-shape="id11" draw:end-glue-point="4" svg:d="M26000 28000v1000" svg:viewBox="0 0 1 1001">
          <text:p/>
        </draw:connector>
        <draw:connector draw:style-name="gr14" draw:text-style-name="P1" draw:layer="layout" svg:x1="26cm" svg:y1="30cm" svg:x2="26cm" svg:y2="31cm" draw:start-shape="id11" draw:start-glue-point="6" draw:end-shape="id12" draw:end-glue-point="5" svg:d="M26000 30000v1000" svg:viewBox="0 0 1 1001">
          <text:p/>
        </draw:connector>
        <draw:connector draw:style-name="gr14" draw:text-style-name="P1" draw:layer="layout" svg:x1="26cm" svg:y1="33cm" svg:x2="26cm" svg:y2="34cm" draw:start-shape="id12" draw:start-glue-point="8" draw:end-shape="id13" draw:end-glue-point="4" svg:d="M26000 33000v1000" svg:viewBox="0 0 1 1001">
          <text:p/>
        </draw:connector>
        <draw:connector draw:style-name="gr14" draw:text-style-name="P1" draw:layer="layout" svg:x1="26cm" svg:y1="35cm" svg:x2="26cm" svg:y2="36cm" draw:start-shape="id13" draw:start-glue-point="6" draw:end-shape="id3" draw:end-glue-point="4" svg:d="M26000 35000v1000" svg:viewBox="0 0 1 1001">
          <text:p/>
        </draw:connector>
        <draw:connector draw:style-name="gr16" draw:text-style-name="P4" draw:layer="layout" svg:x1="16cm" svg:y1="22cm" svg:x2="14cm" svg:y2="24cm" draw:start-shape="id14" draw:start-glue-point="5" draw:end-shape="id6" draw:end-glue-point="0" svg:d="M16000 22000h-2000v2000" svg:viewBox="0 0 2001 2001">
          <text:p text:style-name="P1">ДА</text:p>
        </draw:connector>
        <draw:connector draw:style-name="gr16" draw:text-style-name="P4" draw:layer="layout" svg:x1="24cm" svg:y1="22cm" svg:x2="26cm" svg:y2="24cm" draw:start-shape="id14" draw:start-glue-point="7" draw:end-shape="id9" draw:end-glue-point="0" svg:d="M24000 22000h2000v2000" svg:viewBox="0 0 2001 2001">
          <text:p text:style-name="P1">НЕТ</text:p>
        </draw:connector>
        <draw:connector draw:style-name="gr16" draw:text-style-name="P4" draw:layer="layout" svg:x1="10cm" svg:y1="17cm" svg:x2="8cm" svg:y2="19cm" draw:start-shape="id2" draw:start-glue-point="5" draw:end-shape="id15" draw:end-glue-point="4" svg:d="M10000 17000h-2000v2000" svg:viewBox="0 0 2001 2001">
          <text:p text:style-name="P1">ДА</text:p>
        </draw:connector>
        <draw:connector draw:style-name="gr17" draw:text-style-name="P1" draw:layer="layout" svg:x1="14cm" svg:y1="4cm" svg:x2="14cm" svg:y2="5cm" draw:start-shape="id16" draw:start-glue-point="6" draw:end-shape="id17" draw:end-glue-point="4" svg:d="M14000 4000v1000" svg:viewBox="0 0 1 1001">
          <text:p text:style-name="P1"><text:s/></text:p>
        </draw:connector>
        <draw:connector draw:style-name="gr14" draw:text-style-name="P1" draw:layer="layout" svg:x1="14cm" svg:y1="6cm" svg:x2="14cm" svg:y2="7cm" draw:start-shape="id17" draw:start-glue-point="6" draw:end-shape="id18" draw:end-glue-point="0" svg:d="M14000 6000v1000" svg:viewBox="0 0 1 1001">
          <text:p/>
        </draw:connector>
        <draw:connector draw:style-name="gr14" draw:text-style-name="P1" draw:layer="layout" svg:x1="14cm" svg:y1="8cm" svg:x2="14cm" svg:y2="9cm" draw:start-shape="id18" draw:start-glue-point="2" draw:end-shape="id19" draw:end-glue-point="4" svg:d="M14000 8000v1000" svg:viewBox="0 0 1 1001">
          <text:p/>
        </draw:connector>
        <draw:connector draw:style-name="gr14" draw:text-style-name="P1" draw:layer="layout" svg:x1="14cm" svg:y1="10cm" svg:x2="14cm" svg:y2="11cm" draw:start-shape="id19" draw:start-glue-point="6" draw:end-shape="id1" draw:end-glue-point="5" svg:d="M14000 10000v1000" svg:viewBox="0 0 1 1001">
          <text:p/>
        </draw:connector>
        <draw:custom-shape draw:style-name="gr18" draw:text-style-name="P2" xml:id="id20" draw:id="id20" draw:layer="layout" svg:width="6cm" svg:height="2cm" svg:x="17cm" svg:y="42cm">
          <text:p text:style-name="P1"><text:span text:style-name="T1">Прерывание</text:span></text:p>
          <text:p text:style-name="P1"><text:span text:style-name="T1">радиомодуля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2" xml:id="id21" draw:id="id21" draw:layer="layout" svg:width="8cm" svg:height="1cm" svg:x="16cm" svg:y="45cm">
          <text:p text:style-name="P1"><text:span text:style-name="T1">Чтение регистра состоя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23" draw:id="id23" draw:layer="layout" svg:width="6cm" svg:height="1cm" svg:x="12cm" svg:y="51.5cm">
          <text:p text:style-name="P1"><text:span text:style-name="T1">Режим приема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7" draw:text-style-name="P1" draw:layer="layout" svg:x1="20cm" svg:y1="44cm" svg:x2="20cm" svg:y2="45cm" draw:start-shape="id20" draw:start-glue-point="6" draw:end-shape="id21" draw:end-glue-point="4" svg:d="M20000 44000v1000" svg:viewBox="0 0 1 1001">
          <text:p text:style-name="P1"><text:s/></text:p>
        </draw:connector>
        <draw:custom-shape draw:style-name="gr19" draw:text-style-name="P2" xml:id="id22" draw:id="id22" draw:layer="layout" svg:width="6cm" svg:height="4cm" svg:x="17cm" svg:y="47cm">
          <text:p text:style-name="P1"><text:span text:style-name="T1">Успешно</text:span></text:p>
          <text:p text:style-name="P1"><text:span text:style-name="T1">Отправлены</text:span></text:p>
          <text:p text:style-name="P1"><text:span text:style-name="T1">данные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4" draw:layer="layout" svg:x1="18cm" svg:y1="17cm" svg:x2="20cm" svg:y2="19cm" draw:start-shape="id2" draw:start-glue-point="7" draw:end-shape="id14" draw:end-glue-point="4" svg:d="M18000 17000h2000v2000" svg:viewBox="0 0 2001 2001">
          <text:p text:style-name="P1">НЕТ</text:p>
        </draw:connector>
        <draw:custom-shape draw:style-name="gr19" draw:text-style-name="P2" xml:id="id24" draw:id="id24" draw:layer="layout" svg:width="6cm" svg:height="4cm" svg:x="17cm" svg:y="53cm">
          <text:p text:style-name="P1"><text:span text:style-name="T1">Пришли</text:span></text:p>
          <text:p text:style-name="P1"><text:span text:style-name="T1">данные для </text:span></text:p>
          <text:p text:style-name="P1"><text:span text:style-name="T1">чтения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2" xml:id="id26" draw:id="id26" draw:layer="layout" svg:width="8cm" svg:height="1cm" svg:x="10cm" svg:y="57cm">
          <text:p text:style-name="P1"><text:span text:style-name="T1">Чтение данных из буфе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30" draw:id="id30" draw:layer="layout" svg:width="6cm" svg:height="2cm" svg:x="11cm" svg:y="67cm">
          <text:p text:style-name="P1"><text:span text:style-name="T1">Возврат в </text:span></text:p>
          <text:p text:style-name="P1"><text:span text:style-name="T1">основную</text:span></text:p>
          <text:p text:style-name="P1"><text:span text:style-name="T1"><text:s/></text:span><text:span text:style-name="T1">программу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2" xml:id="id27" draw:id="id27" draw:layer="layout" svg:width="6cm" svg:height="4cm" svg:x="11cm" svg:y="59cm">
          <text:p text:style-name="P1"><text:span text:style-name="T1">Кнопка нажат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28" draw:id="id28" draw:layer="layout" svg:width="8cm" svg:height="2cm" svg:x="4cm" svg:y="62cm">
          <text:p text:style-name="P1"><text:span text:style-name="T1"><text:s text:c="2"/></text:span><text:span text:style-name="T1">Отправка состояния </text:span></text:p>
          <text:p text:style-name="P1"><text:span text:style-name="T1">Кнопки в порт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29" draw:id="id29" draw:layer="layout" svg:width="8cm" svg:height="2cm" svg:x="16cm" svg:y="62cm">
          <text:p text:style-name="P1"><text:span text:style-name="T1"><text:s text:c="2"/></text:span><text:span text:style-name="T1">Отправка состояния </text:span></text:p>
          <text:p text:style-name="P1"><text:span text:style-name="T1">Кнопки в порт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2" xml:id="id31" draw:id="id31" draw:layer="layout" svg:width="8cm" svg:height="1cm" svg:x="16cm" svg:y="65cm">
          <text:p text:style-name="P1"><text:span text:style-name="T1">Сброс флага прие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svg:x1="17cm" svg:y1="49cm" svg:x2="15cm" svg:y2="51.5cm" draw:start-shape="id22" draw:start-glue-point="5" draw:end-shape="id23" draw:end-glue-point="0" svg:d="M17000 49000h-2000v2500" svg:viewBox="0 0 2001 2501">
          <text:p text:style-name="P1">ДА</text:p>
        </draw:connector>
        <draw:connector draw:style-name="gr16" draw:text-style-name="P4" xml:id="id25" draw:id="id25" draw:layer="layout" svg:x1="20cm" svg:y1="51cm" svg:x2="20cm" svg:y2="53cm" draw:start-shape="id22" draw:start-glue-point="6" draw:end-shape="id24" draw:end-glue-point="4" svg:d="M20000 51000v2000" svg:viewBox="0 0 1 2001">
          <text:p text:style-name="P1"/>
        </draw:connector>
        <draw:connector draw:style-name="gr15" draw:text-style-name="P4" draw:layer="layout" svg:x1="12cm" svg:y1="52cm" svg:x2="12cm" svg:y2="52cm" draw:start-shape="id23" draw:start-glue-point="3" draw:end-shape="id23" draw:end-glue-point="3" svg:d="M12000 52000z" svg:viewBox="0 0 1 1">
          <text:p/>
        </draw:connector>
        <draw:connector draw:style-name="gr15" draw:text-style-name="P4" draw:layer="layout" svg:x1="18cm" svg:y1="52cm" svg:x2="20cm" svg:y2="52cm" draw:start-shape="id23" draw:start-glue-point="1" draw:end-shape="id25" draw:end-glue-point="0" svg:d="M18000 52000h2000" svg:viewBox="0 0 2001 1">
          <text:p/>
        </draw:connector>
        <draw:connector draw:style-name="gr16" draw:text-style-name="P4" draw:layer="layout" svg:x1="17cm" svg:y1="55cm" svg:x2="14cm" svg:y2="57cm" draw:start-shape="id24" draw:start-glue-point="5" draw:end-shape="id26" svg:d="M17000 55000h-3000v2000" svg:viewBox="0 0 3001 2001">
          <text:p text:style-name="P1">ДА</text:p>
        </draw:connector>
        <draw:connector draw:style-name="gr15" draw:text-style-name="P4" draw:layer="layout" svg:x1="11cm" svg:y1="61cm" svg:x2="8cm" svg:y2="62cm" draw:start-shape="id27" draw:start-glue-point="5" draw:end-shape="id28" svg:d="M11000 61000h-3000v1000" svg:viewBox="0 0 3001 1001">
          <text:p/>
        </draw:connector>
        <draw:connector draw:style-name="gr15" draw:text-style-name="P4" draw:layer="layout" svg:x1="17cm" svg:y1="61cm" svg:x2="20cm" svg:y2="62cm" draw:start-shape="id27" draw:start-glue-point="7" draw:end-shape="id29" draw:end-glue-point="5" svg:d="M17000 61000h3000v1000" svg:viewBox="0 0 3001 1001">
          <text:p/>
        </draw:connector>
        <draw:connector draw:style-name="gr15" draw:text-style-name="P4" draw:layer="layout" draw:line-skew="1.498cm" svg:x1="23cm" svg:y1="55cm" svg:x2="17cm" svg:y2="68cm" draw:start-shape="id24" draw:start-glue-point="7" draw:end-shape="id30" draw:end-glue-point="7" svg:d="M23000 55000h2000v13000h-8000" svg:viewBox="0 0 8001 13001">
          <text:p/>
        </draw:connector>
        <draw:connector draw:style-name="gr14" draw:text-style-name="P1" draw:layer="layout" svg:x1="14cm" svg:y1="58cm" svg:x2="14cm" svg:y2="59cm" draw:start-shape="id26" draw:start-glue-point="6" draw:end-shape="id27" draw:end-glue-point="4" svg:d="M14000 58000v1000" svg:viewBox="0 0 1 1001">
          <text:p/>
        </draw:connector>
        <draw:connector draw:style-name="gr15" draw:text-style-name="P4" draw:layer="layout" svg:x1="8cm" svg:y1="64cm" svg:x2="11cm" svg:y2="68cm" draw:start-shape="id28" draw:start-glue-point="8" draw:end-shape="id30" draw:end-glue-point="5" svg:d="M8000 64000v4000h3000" svg:viewBox="0 0 3001 4001">
          <text:p/>
        </draw:connector>
        <draw:connector draw:style-name="gr14" draw:text-style-name="P1" draw:layer="layout" svg:x1="20cm" svg:y1="64cm" svg:x2="20cm" svg:y2="65cm" draw:start-shape="id29" draw:start-glue-point="8" draw:end-shape="id31" draw:end-glue-point="4" svg:d="M20000 64000v1000" svg:viewBox="0 0 1 1001">
          <text:p/>
        </draw:connector>
        <draw:connector draw:style-name="gr15" draw:text-style-name="P4" draw:layer="layout" svg:x1="16cm" svg:y1="65.5cm" svg:x2="14cm" svg:y2="67cm" draw:start-shape="id31" draw:start-glue-point="5" draw:end-shape="id30" draw:end-glue-point="4" svg:d="M16000 65500h-2000v1500" svg:viewBox="0 0 2001 1501">
          <text:p/>
        </draw:connector>
        <draw:connector draw:style-name="gr14" draw:text-style-name="P1" draw:layer="layout" svg:x1="20cm" svg:y1="46cm" svg:x2="20cm" svg:y2="47cm" draw:start-shape="id21" draw:start-glue-point="6" draw:end-shape="id22" draw:end-glue-point="4" svg:d="M20000 46000v1000" svg:viewBox="0 0 1 1001">
          <text:p/>
        </draw:connector>
        <draw:custom-shape draw:style-name="gr18" draw:text-style-name="P2" xml:id="id32" draw:id="id32" draw:layer="layout" svg:width="6cm" svg:height="2cm" svg:x="45cm" svg:y="3cm">
          <text:p text:style-name="P1"><text:span text:style-name="T1">Прерывание</text:span></text:p>
          <text:p text:style-name="P1"><text:span text:style-name="T1">порта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2" xml:id="id33" draw:id="id33" draw:layer="layout" svg:width="8cm" svg:height="1cm" svg:x="44cm" svg:y="6cm">
          <text:p text:style-name="P1"><text:span text:style-name="T1">Чтение принятого бай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48cm" svg:y1="5cm" svg:x2="48cm" svg:y2="6cm" draw:start-shape="id32" draw:start-glue-point="6" draw:end-shape="id33" draw:end-glue-point="4" svg:d="M48000 5000v1000" svg:viewBox="0 0 1 1001">
          <text:p text:style-name="P1"><text:s/></text:p>
        </draw:connector>
        <draw:custom-shape draw:style-name="gr19" draw:text-style-name="P2" xml:id="id35" draw:id="id35" draw:layer="layout" svg:width="6cm" svg:height="4cm" svg:x="45cm" svg:y="8cm">
          <text:p text:style-name="P1"><text:span text:style-name="T1">Байт </text:span></text:p>
          <text:p text:style-name="P1"><text:span text:style-name="T1">Начала </text:span></text:p>
          <text:p text:style-name="P1"><text:span text:style-name="T1">Команды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2" xml:id="id37" draw:id="id37" draw:layer="layout" svg:width="6cm" svg:height="4cm" svg:x="45cm" svg:y="16cm">
          <text:p text:style-name="P1"><text:span text:style-name="T1">Принята </text:span></text:p>
          <text:p text:style-name="P1"><text:span text:style-name="T1">цифр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2" xml:id="id38" draw:id="id38" draw:layer="layout" svg:width="8cm" svg:height="1cm" svg:x="44cm" svg:y="21cm">
          <text:p text:style-name="P1"><text:span text:style-name="T1">Запись цифры в строк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58" draw:id="id58" draw:layer="layout" svg:width="6cm" svg:height="2cm" svg:x="40cm" svg:y="74cm">
          <text:p text:style-name="P1"><text:span text:style-name="T1">Возврат в </text:span></text:p>
          <text:p text:style-name="P1"><text:span text:style-name="T1">основную</text:span></text:p>
          <text:p text:style-name="P1"><text:span text:style-name="T1"><text:s/></text:span><text:span text:style-name="T1">программу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4" draw:layer="layout" svg:x1="48cm" svg:y1="12cm" svg:x2="48cm" svg:y2="13cm" draw:end-shape="id34" svg:d="M48000 12000v1000" svg:viewBox="0 0 1 1001">
          <text:p/>
        </draw:connector>
        <draw:connector draw:style-name="gr15" draw:text-style-name="P4" draw:layer="layout" draw:line-skew="1.498cm" svg:x1="51cm" svg:y1="10cm" svg:x2="48cm" svg:y2="15cm" draw:start-shape="id35" draw:start-glue-point="7" draw:end-shape="id36" draw:end-glue-point="0" svg:d="M51000 10000h2000v5000h-5000" svg:viewBox="0 0 5001 5001">
          <text:p/>
        </draw:connector>
        <draw:connector draw:style-name="gr15" draw:text-style-name="P4" draw:layer="layout" svg:x1="44cm" svg:y1="13.5cm" svg:x2="44cm" svg:y2="13.5cm" svg:d="M44000 13500z" svg:viewBox="0 0 1 1">
          <text:p/>
        </draw:connector>
        <draw:connector draw:style-name="gr15" draw:text-style-name="P4" draw:layer="layout" svg:x1="48cm" svg:y1="20cm" svg:x2="48cm" svg:y2="21cm" draw:start-shape="id37" draw:start-glue-point="6" draw:end-shape="id38" draw:end-glue-point="4" svg:d="M48000 20000v1000" svg:viewBox="0 0 1 1001">
          <text:p/>
        </draw:connector>
        <draw:connector draw:style-name="gr15" draw:text-style-name="P4" draw:layer="layout" svg:x1="45cm" svg:y1="26cm" svg:x2="43cm" svg:y2="30cm" draw:start-shape="id39" draw:start-glue-point="5" draw:end-shape="id40" draw:end-glue-point="4" svg:d="M45000 26000h-2000v4000" svg:viewBox="0 0 2001 4001">
          <text:p/>
        </draw:connector>
        <draw:connector draw:style-name="gr15" draw:text-style-name="P4" draw:layer="layout" draw:line-skew="1.498cm" svg:x1="51cm" svg:y1="26cm" svg:x2="43cm" svg:y2="73cm" draw:start-shape="id39" draw:start-glue-point="7" draw:end-shape="id41" draw:end-glue-point="0" svg:d="M51000 26000h2000v47000h-10000" svg:viewBox="0 0 10001 47001">
          <text:p/>
        </draw:connector>
        <draw:connector draw:style-name="gr15" draw:text-style-name="P4" draw:layer="layout" svg:x1="43cm" svg:y1="34cm" svg:x2="43cm" svg:y2="35cm" draw:start-shape="id40" draw:start-glue-point="6" draw:end-shape="id42" draw:end-glue-point="4" svg:d="M43000 34000v1000" svg:viewBox="0 0 1 1001">
          <text:p/>
        </draw:connector>
        <draw:connector draw:style-name="gr14" draw:text-style-name="P1" draw:layer="layout" svg:x1="48cm" svg:y1="7cm" svg:x2="48cm" svg:y2="8cm" draw:start-shape="id33" draw:start-glue-point="6" draw:end-shape="id35" draw:end-glue-point="4" svg:d="M48000 7000v1000" svg:viewBox="0 0 1 1001">
          <text:p/>
        </draw:connector>
        <draw:custom-shape draw:style-name="gr13" draw:text-style-name="P2" xml:id="id34" draw:id="id34" draw:layer="layout" svg:width="8cm" svg:height="1cm" svg:x="44cm" svg:y="13cm">
          <text:p text:style-name="P1"><text:span text:style-name="T1">Обнуление счетчика байто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5" draw:layer="layout" svg:width="1.772cm" svg:height="0.954cm" svg:x="20.228cm" svg:y="51.446cm">
          <draw:text-box>
            <text:p>НЕТ</text:p>
          </draw:text-box>
        </draw:frame>
        <draw:frame draw:style-name="gr20" draw:text-style-name="P5" draw:layer="layout" svg:width="1.772cm" svg:height="0.954cm" svg:x="22.728cm" svg:y="55.5cm">
          <draw:text-box>
            <text:p>НЕТ</text:p>
          </draw:text-box>
        </draw:frame>
        <draw:custom-shape draw:style-name="gr19" draw:text-style-name="P2" xml:id="id39" draw:id="id39" draw:layer="layout" svg:width="6cm" svg:height="4cm" svg:x="45cm" svg:y="24cm">
          <text:p text:style-name="P1"><text:span text:style-name="T1">Принята</text:span></text:p>
          <text:p text:style-name="P1"><text:span text:style-name="T1">Запятая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4" draw:layer="layout" draw:line-skew="1.498cm" svg:x1="51cm" svg:y1="18cm" svg:x2="48cm" svg:y2="23cm" draw:start-shape="id37" draw:start-glue-point="7" draw:end-shape="id43" draw:end-glue-point="0" svg:d="M51000 18000h2000v5000h-5000" svg:viewBox="0 0 5001 5001">
          <text:p/>
        </draw:connector>
        <draw:connector draw:style-name="gr14" draw:text-style-name="P1" xml:id="id36" draw:id="id36" draw:layer="layout" svg:x1="48cm" svg:y1="14cm" svg:x2="48cm" svg:y2="16cm" draw:start-shape="id34" draw:start-glue-point="6" draw:end-shape="id37" draw:end-glue-point="4" svg:d="M48000 14000v2000" svg:viewBox="0 0 1 2001">
          <text:p/>
        </draw:connector>
        <draw:connector draw:style-name="gr14" draw:text-style-name="P1" xml:id="id43" draw:id="id43" draw:layer="layout" svg:x1="48cm" svg:y1="22cm" svg:x2="48cm" svg:y2="24cm" draw:start-shape="id38" draw:start-glue-point="6" draw:end-shape="id39" draw:end-glue-point="4" svg:d="M48000 22000v2000" svg:viewBox="0 0 1 2001">
          <text:p/>
        </draw:connector>
        <draw:custom-shape draw:style-name="gr19" draw:text-style-name="P2" xml:id="id40" draw:id="id40" draw:layer="layout" svg:width="6cm" svg:height="4cm" svg:x="40cm" svg:y="30cm">
          <text:p text:style-name="P1"><text:span text:style-name="T1">Счетчик</text:span></text:p>
          <text:p text:style-name="P1"><text:span text:style-name="T1">Байтов равен</text:span></text:p>
          <text:p text:style-name="P1"><text:span text:style-name="T1">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2" xml:id="id42" draw:id="id42" draw:layer="layout" svg:width="8cm" svg:height="1cm" svg:x="39cm" svg:y="35cm">
          <text:p text:style-name="P1"><text:span text:style-name="T1">Запись адреса кнопк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xml:id="id44" draw:id="id44" draw:layer="layout" svg:width="6cm" svg:height="4cm" svg:x="40cm" svg:y="38cm">
          <text:p text:style-name="P1"><text:span text:style-name="T1">Счетчик</text:span></text:p>
          <text:p text:style-name="P1"><text:span text:style-name="T1">Байтов равен</text:span></text:p>
          <text:p text:style-name="P1"><text:span text:style-name="T1">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2" xml:id="id45" draw:id="id45" draw:layer="layout" svg:width="8cm" svg:height="1cm" svg:x="39cm" svg:y="43cm">
          <text:p text:style-name="P1"><text:span text:style-name="T1">Запись команды для кнопк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xml:id="id46" draw:id="id46" draw:layer="layout" svg:width="6cm" svg:height="4cm" svg:x="40cm" svg:y="46cm">
          <text:p text:style-name="P1"><text:span text:style-name="T1">Счетчик</text:span></text:p>
          <text:p text:style-name="P1"><text:span text:style-name="T1">Байтов равен</text:span></text:p>
          <text:p text:style-name="P1"><text:span text:style-name="T1">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2" xml:id="id47" draw:id="id47" draw:layer="layout" svg:width="8cm" svg:height="1cm" svg:x="39cm" svg:y="51cm">
          <text:p text:style-name="P1"><text:span text:style-name="T1">Запись ШИМ красного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xml:id="id48" draw:id="id48" draw:layer="layout" svg:width="6cm" svg:height="4cm" svg:x="40cm" svg:y="54cm">
          <text:p text:style-name="P1"><text:span text:style-name="T1">Счетчик</text:span></text:p>
          <text:p text:style-name="P1"><text:span text:style-name="T1">Байтов равен</text:span></text:p>
          <text:p text:style-name="P1"><text:span text:style-name="T1">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2" xml:id="id49" draw:id="id49" draw:layer="layout" svg:width="8cm" svg:height="1cm" svg:x="39cm" svg:y="59cm">
          <text:p text:style-name="P1"><text:span text:style-name="T1">Запись ШИМ зеленого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xml:id="id50" draw:id="id50" draw:layer="layout" svg:width="6cm" svg:height="4cm" svg:x="40cm" svg:y="62cm">
          <text:p text:style-name="P1"><text:span text:style-name="T1">Счетчик</text:span></text:p>
          <text:p text:style-name="P1"><text:span text:style-name="T1">Байтов равен</text:span></text:p>
          <text:p text:style-name="P1"><text:span text:style-name="T1">3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2" xml:id="id51" draw:id="id51" draw:layer="layout" svg:width="8cm" svg:height="1cm" svg:x="39cm" svg:y="67cm">
          <text:p text:style-name="P1"><text:span text:style-name="T1">Запись ШИМ синего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4" draw:layer="layout" svg:x1="43cm" svg:y1="42cm" svg:x2="43cm" svg:y2="43cm" draw:start-shape="id44" draw:start-glue-point="6" draw:end-shape="id45" draw:end-glue-point="4" svg:d="M43000 42000v1000" svg:viewBox="0 0 1 1001">
          <text:p/>
        </draw:connector>
        <draw:connector draw:style-name="gr21" draw:text-style-name="P4" draw:layer="layout" svg:x1="43cm" svg:y1="50cm" svg:x2="43cm" svg:y2="51cm" draw:start-shape="id46" draw:start-glue-point="6" draw:end-shape="id47" draw:end-glue-point="4" svg:d="M43000 50000v1000" svg:viewBox="0 0 1 1001">
          <text:p/>
        </draw:connector>
        <draw:connector draw:style-name="gr21" draw:text-style-name="P4" draw:layer="layout" svg:x1="43cm" svg:y1="58cm" svg:x2="43cm" svg:y2="59cm" draw:start-shape="id48" draw:start-glue-point="6" draw:end-shape="id49" draw:end-glue-point="4" svg:d="M43000 58000v1000" svg:viewBox="0 0 1 1001">
          <text:p/>
        </draw:connector>
        <draw:connector draw:style-name="gr21" draw:text-style-name="P4" draw:layer="layout" svg:x1="43cm" svg:y1="66cm" svg:x2="43cm" svg:y2="67cm" draw:start-shape="id50" draw:start-glue-point="6" draw:end-shape="id51" draw:end-glue-point="4" svg:d="M43000 66000v1000" svg:viewBox="0 0 1 1001">
          <text:p/>
        </draw:connector>
        <draw:connector draw:style-name="gr15" draw:text-style-name="P4" draw:layer="layout" draw:line-skew="1.498cm" svg:x1="46cm" svg:y1="32cm" svg:x2="43cm" svg:y2="37cm" draw:start-shape="id40" draw:start-glue-point="7" draw:end-shape="id52" draw:end-glue-point="0" svg:d="M46000 32000h2000v5000h-5000" svg:viewBox="0 0 5001 5001">
          <text:p/>
        </draw:connector>
        <draw:connector draw:style-name="gr14" draw:text-style-name="P1" xml:id="id52" draw:id="id52" draw:layer="layout" svg:x1="43cm" svg:y1="36cm" svg:x2="43cm" svg:y2="38cm" draw:start-shape="id42" draw:start-glue-point="6" draw:end-shape="id44" draw:end-glue-point="4" svg:d="M43000 36000v2000" svg:viewBox="0 0 1 2001">
          <text:p/>
        </draw:connector>
        <draw:connector draw:style-name="gr14" draw:text-style-name="P1" xml:id="id53" draw:id="id53" draw:layer="layout" svg:x1="43cm" svg:y1="44cm" svg:x2="43cm" svg:y2="46cm" draw:start-shape="id45" draw:start-glue-point="6" draw:end-shape="id46" draw:end-glue-point="4" svg:d="M43000 44000v2000" svg:viewBox="0 0 1 2001">
          <text:p/>
        </draw:connector>
        <draw:connector draw:style-name="gr14" draw:text-style-name="P1" xml:id="id54" draw:id="id54" draw:layer="layout" svg:x1="43cm" svg:y1="52cm" svg:x2="43cm" svg:y2="54cm" draw:start-shape="id47" draw:start-glue-point="6" draw:end-shape="id48" draw:end-glue-point="4" svg:d="M43000 52000v2000" svg:viewBox="0 0 1 2001">
          <text:p/>
        </draw:connector>
        <draw:connector draw:style-name="gr14" draw:text-style-name="P1" xml:id="id55" draw:id="id55" draw:layer="layout" svg:x1="43cm" svg:y1="60cm" svg:x2="43cm" svg:y2="62cm" draw:start-shape="id49" draw:start-glue-point="6" draw:end-shape="id50" draw:end-glue-point="4" svg:d="M43000 60000v2000" svg:viewBox="0 0 1 2001">
          <text:p/>
        </draw:connector>
        <draw:connector draw:style-name="gr15" draw:text-style-name="P4" draw:layer="layout" draw:line-skew="1.498cm" svg:x1="46cm" svg:y1="40cm" svg:x2="43cm" svg:y2="45cm" draw:start-shape="id44" draw:start-glue-point="7" draw:end-shape="id53" draw:end-glue-point="0" svg:d="M46000 40000h2000v5000h-5000" svg:viewBox="0 0 5001 5001">
          <text:p/>
        </draw:connector>
        <draw:connector draw:style-name="gr15" draw:text-style-name="P4" draw:layer="layout" draw:line-skew="1.498cm" svg:x1="46cm" svg:y1="48cm" svg:x2="43cm" svg:y2="53cm" draw:start-shape="id46" draw:start-glue-point="7" draw:end-shape="id54" draw:end-glue-point="0" svg:d="M46000 48000h2000v5000h-5000" svg:viewBox="0 0 5001 5001">
          <text:p/>
        </draw:connector>
        <draw:connector draw:style-name="gr15" draw:text-style-name="P4" draw:layer="layout" draw:line-skew="1.498cm" svg:x1="46cm" svg:y1="56cm" svg:x2="43cm" svg:y2="61cm" draw:start-shape="id48" draw:start-glue-point="7" draw:end-shape="id55" draw:end-glue-point="0" svg:d="M46000 56000h2000v5000h-5000" svg:viewBox="0 0 5001 5001">
          <text:p/>
        </draw:connector>
        <draw:custom-shape draw:style-name="gr12" draw:text-style-name="P2" xml:id="id56" draw:id="id56" draw:layer="layout" svg:width="8cm" svg:height="2cm" svg:x="39cm" svg:y="70cm">
          <text:p text:style-name="P1"><text:span text:style-name="T1">Инкремент счетчика,</text:span></text:p>
          <text:p text:style-name="P1"><text:span text:style-name="T1">Очистка строк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" xml:id="id57" draw:id="id57" draw:layer="layout" svg:x1="43cm" svg:y1="68cm" svg:x2="43cm" svg:y2="70cm" draw:start-shape="id51" draw:start-glue-point="6" draw:end-shape="id56" draw:end-glue-point="4" svg:d="M43000 68000v2000" svg:viewBox="0 0 1 2001">
          <text:p/>
        </draw:connector>
        <draw:connector draw:style-name="gr15" draw:text-style-name="P4" draw:layer="layout" draw:line-skew="1.498cm" svg:x1="46cm" svg:y1="64cm" svg:x2="43cm" svg:y2="69cm" draw:start-shape="id50" draw:start-glue-point="7" draw:end-shape="id57" draw:end-glue-point="0" svg:d="M46000 64000h2000v5000h-5000" svg:viewBox="0 0 5001 5001">
          <text:p/>
        </draw:connector>
        <draw:connector draw:style-name="gr14" draw:text-style-name="P1" xml:id="id41" draw:id="id41" draw:layer="layout" svg:x1="43cm" svg:y1="72cm" svg:x2="43cm" svg:y2="74cm" draw:start-shape="id56" draw:start-glue-point="6" draw:end-shape="id58" draw:end-glue-point="4" svg:d="M43000 72000v2000" svg:viewBox="0 0 1 2001">
          <text:p/>
        </draw:connector>
        <draw:custom-shape draw:style-name="gr22" draw:text-style-name="P4" draw:layer="layout" svg:width="30cm" svg:height="37cm" svg:x="3cm" svg:y="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0cm" svg:height="75cm" svg:x="37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0cm" svg:height="30cm" svg:x="3cm" svg:y="41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1.772cm" svg:height="0.954cm" svg:x="51.028cm" svg:y="10.5cm">
          <draw:text-box>
            <text:p>НЕТ</text:p>
          </draw:text-box>
        </draw:frame>
        <draw:frame draw:style-name="gr20" draw:text-style-name="P5" draw:layer="layout" svg:width="1.772cm" svg:height="0.954cm" svg:x="51cm" svg:y="18.4cm">
          <draw:text-box>
            <text:p>НЕТ</text:p>
          </draw:text-box>
        </draw:frame>
        <draw:frame draw:style-name="gr20" draw:text-style-name="P5" draw:layer="layout" svg:width="1.772cm" svg:height="0.954cm" svg:x="50.928cm" svg:y="26.546cm">
          <draw:text-box>
            <text:p>НЕТ</text:p>
          </draw:text-box>
        </draw:frame>
        <draw:frame draw:style-name="gr20" draw:text-style-name="P5" draw:layer="layout" svg:width="1.772cm" svg:height="0.954cm" svg:x="46.028cm" svg:y="32.446cm">
          <draw:text-box>
            <text:p>НЕТ</text:p>
          </draw:text-box>
        </draw:frame>
        <draw:frame draw:style-name="gr20" draw:text-style-name="P5" draw:layer="layout" svg:width="1.772cm" svg:height="0.954cm" svg:x="46cm" svg:y="40.446cm">
          <draw:text-box>
            <text:p>НЕТ</text:p>
          </draw:text-box>
        </draw:frame>
        <draw:frame draw:style-name="gr20" draw:text-style-name="P5" draw:layer="layout" svg:width="1.772cm" svg:height="0.954cm" svg:x="46cm" svg:y="48.446cm">
          <draw:text-box>
            <text:p>НЕТ</text:p>
          </draw:text-box>
        </draw:frame>
        <draw:frame draw:style-name="gr20" draw:text-style-name="P5" draw:layer="layout" svg:width="1.772cm" svg:height="0.954cm" svg:x="46cm" svg:y="56.4cm">
          <draw:text-box>
            <text:p>НЕТ</text:p>
          </draw:text-box>
        </draw:frame>
        <draw:frame draw:style-name="gr20" draw:text-style-name="P5" draw:layer="layout" svg:width="1.772cm" svg:height="0.954cm" svg:x="45.928cm" svg:y="64.4cm">
          <draw:text-box>
            <text:p>НЕТ</text:p>
          </draw:text-box>
        </draw:frame>
        <draw:frame draw:style-name="gr20" draw:text-style-name="P5" draw:layer="layout" svg:width="1.357cm" svg:height="0.954cm" svg:x="46.343cm" svg:y="12cm">
          <draw:text-box>
            <text:p>ДА</text:p>
          </draw:text-box>
        </draw:frame>
        <draw:frame draw:style-name="gr20" draw:text-style-name="P5" draw:layer="layout" svg:width="1.357cm" svg:height="0.954cm" svg:x="46.3cm" svg:y="20cm">
          <draw:text-box>
            <text:p>ДА</text:p>
          </draw:text-box>
        </draw:frame>
        <draw:frame draw:style-name="gr20" draw:text-style-name="P5" draw:layer="layout" svg:width="1.357cm" svg:height="0.954cm" svg:x="43.4cm" svg:y="26.646cm">
          <draw:text-box>
            <text:p>ДА</text:p>
          </draw:text-box>
        </draw:frame>
        <draw:frame draw:style-name="gr20" draw:text-style-name="P5" draw:layer="layout" svg:width="1.357cm" svg:height="0.954cm" svg:x="41.543cm" svg:y="33.9cm">
          <draw:text-box>
            <text:p>ДА</text:p>
          </draw:text-box>
        </draw:frame>
        <draw:frame draw:style-name="gr20" draw:text-style-name="P5" draw:layer="layout" svg:width="1.357cm" svg:height="0.954cm" svg:x="41.4cm" svg:y="41.946cm">
          <draw:text-box>
            <text:p>ДА</text:p>
          </draw:text-box>
        </draw:frame>
        <draw:frame draw:style-name="gr20" draw:text-style-name="P5" draw:layer="layout" svg:width="1.357cm" svg:height="0.954cm" svg:x="41.2cm" svg:y="49.9cm">
          <draw:text-box>
            <text:p>ДА</text:p>
          </draw:text-box>
        </draw:frame>
        <draw:frame draw:style-name="gr20" draw:text-style-name="P5" draw:layer="layout" svg:width="1.357cm" svg:height="0.954cm" svg:x="41.343cm" svg:y="57.946cm">
          <draw:text-box>
            <text:p>ДА</text:p>
          </draw:text-box>
        </draw:frame>
        <draw:frame draw:style-name="gr20" draw:text-style-name="P5" draw:layer="layout" svg:width="1.357cm" svg:height="0.954cm" svg:x="41.2cm" svg:y="65.8cm">
          <draw:text-box>
            <text:p>Д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5T15:36:59.140000000</meta:creation-date>
    <dc:date>2022-02-18T11:15:16.228000000</dc:date>
    <meta:editing-duration>PT1H17M39S</meta:editing-duration>
    <meta:editing-cycles>14</meta:editing-cycles>
    <meta:generator>LibreOffice/5.4.1.2$Windows_X86_64 LibreOffice_project/ea7cb86e6eeb2bf3a5af73a8f7777ac570321527</meta:generator>
    <meta:document-statistic meta:object-count="129"/>
  </office:meta>
</office:document-meta>
</file>